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eeeeee" draw:textarea-horizontal-align="justify" draw:textarea-vertical-align="middle" draw:auto-grow-height="false" fo:min-height="8.894cm" fo:min-width="19.09cm" draw:shadow="hidden"/>
    </style:style>
    <style:style style:name="gr2" style:family="graphic" style:parent-style-name="standard">
      <style:graphic-properties svg:stroke-color="#1c1c1c" draw:fill-color="#666666" draw:textarea-horizontal-align="justify" draw:textarea-vertical-align="middle" draw:auto-grow-height="false" fo:min-height="1.497cm" fo:min-width="0.739cm"/>
    </style:style>
    <style:style style:name="gr3" style:family="graphic" style:parent-style-name="objectwithoutfill">
      <style:graphic-properties svg:stroke-width="0.102cm" svg:stroke-color="#111111" draw:marker-start-width="0.356cm" draw:marker-end-width="0.356cm" draw:fill="none" draw:fill-color="#9999cc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6cm" svg:stroke-color="#111111" draw:marker-start-width="0.362cm" draw:marker-end-width="0.362cm" draw:fill="none" draw:fill-color="#9999cc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2cm" svg:stroke-color="#111111" draw:marker-start-width="0.356cm" draw:marker-end-width="0.356cm" draw:fill-color="#333333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111111" draw:marker-start-width="0.356cm" draw:marker-end-width="0.356cm" draw:fill-color="#333333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111111" draw:marker-start-width="0.356cm" draw:marker-end-width="0.356cm" draw:fill="none" draw:fill-color="#333333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701cm" fo:min-width="0.013cm" fo:padding-top="0.134cm" fo:padding-bottom="0.134cm" fo:padding-left="0.259cm" fo:padding-right="0.259cm" fo:wrap-option="wrap"/>
    </style:style>
    <style:style style:name="gr9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365cm" fo:min-width="0cm" fo:padding-top="0.134cm" fo:padding-bottom="0.134cm" fo:padding-left="0.259cm" fo:padding-right="0.259cm" fo:wrap-option="wrap"/>
    </style:style>
    <style:style style:name="gr10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449cm" fo:min-width="0cm" fo:padding-top="0.134cm" fo:padding-bottom="0.134cm" fo:padding-left="0.259cm" fo:padding-right="0.259cm" fo:wrap-option="wrap"/>
    </style:style>
    <style:style style:name="gr11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827cm" fo:min-width="3.82cm" fo:padding-top="0.176cm" fo:padding-bottom="0.176cm" fo:padding-left="0.301cm" fo:padding-right="0.301cm"/>
    </style:style>
    <style:style style:name="gr12" style:family="graphic" style:parent-style-name="standard">
      <style:graphic-properties svg:stroke-color="#dddddd" svg:stroke-opacity="100%" draw:fill-color="#eeeeee" draw:opacity="100%" draw:textarea-horizontal-align="justify" draw:textarea-vertical-align="middle" draw:auto-grow-height="false" fo:min-height="8.894cm" fo:min-width="19.09cm" draw:shadow="hidden"/>
    </style:style>
    <style:style style:name="gr13" style:family="graphic" style:parent-style-name="standard">
      <style:graphic-properties svg:stroke-color="#1c1c1c" svg:stroke-opacity="50%" draw:fill-color="#666666" draw:opacity="50%" draw:textarea-horizontal-align="justify" draw:textarea-vertical-align="middle" draw:auto-grow-height="false" fo:min-height="1.497cm" fo:min-width="0.739cm"/>
    </style:style>
    <style:style style:name="gr14" style:family="graphic" style:parent-style-name="objectwithoutfill">
      <style:graphic-properties svg:stroke-width="0.102cm" svg:stroke-color="#111111" draw:marker-start-width="0.356cm" draw:marker-end-width="0.356cm" svg:stroke-opacity="50%" draw:fill="none" draw:fill-color="#9999cc" draw:opacity="50%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111111" draw:marker-start-width="0.356cm" draw:marker-end-width="0.356cm" svg:stroke-opacity="50%" draw:fill-color="#333333" draw:opacity="50%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111111" draw:marker-start-width="0.356cm" draw:marker-end-width="0.356cm" svg:stroke-opacity="50%" draw:fill-color="#333333" draw:opacity="50%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111111" draw:marker-start-width="0.356cm" draw:marker-end-width="0.356cm" svg:stroke-opacity="50%" draw:fill="none" draw:fill-color="#333333" draw:opacity="50%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018cm" svg:stroke-color="#0066cc" draw:marker-start-width="0.23cm" draw:marker-end-width="0.23cm" svg:stroke-opacity="100%" draw:fill-color="#0066ff" draw:opacity="100%" draw:textarea-horizontal-align="justify" draw:textarea-vertical-align="middle" draw:auto-grow-height="false" fo:min-height="0.04cm" fo:min-width="0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ffcc00" draw:marker-start-width="0.23cm" draw:marker-end-width="0.23cm" svg:stroke-opacity="50%" draw:fill-color="#ffcc00" draw:opacity="50%" draw:textarea-vertical-align="middle" draw:auto-grow-height="false" fo:min-height="0.701cm" fo:min-width="0.013cm" fo:padding-top="0.134cm" fo:padding-bottom="0.134cm" fo:padding-left="0.259cm" fo:padding-right="0.259cm" fo:wrap-option="wrap"/>
    </style:style>
    <style:style style:name="gr20" style:family="graphic" style:parent-style-name="standard">
      <style:graphic-properties svg:stroke-width="0.018cm" svg:stroke-color="#ffcc00" draw:marker-start-width="0.23cm" draw:marker-end-width="0.23cm" svg:stroke-opacity="50%" draw:fill-color="#ffcc00" draw:opacity="50%" draw:textarea-vertical-align="middle" draw:auto-grow-height="false" fo:min-height="0.449cm" fo:min-width="0cm" fo:padding-top="0.134cm" fo:padding-bottom="0.134cm" fo:padding-left="0.259cm" fo:padding-right="0.259cm" fo:wrap-option="wrap"/>
    </style:style>
    <style:style style:name="gr21" style:family="graphic" style:parent-style-name="standard">
      <style:graphic-properties svg:stroke-width="0.018cm" svg:stroke-color="#ffcc00" draw:marker-start-width="0.23cm" draw:marker-end-width="0.23cm" svg:stroke-opacity="50%" draw:fill-color="#ffcc00" draw:opacity="50%" draw:textarea-vertical-align="middle" draw:auto-grow-height="false" fo:min-height="0.7cm" fo:min-width="0.013cm" fo:padding-top="0.134cm" fo:padding-bottom="0.134cm" fo:padding-left="0.259cm" fo:padding-right="0.259cm" fo:wrap-option="wrap"/>
    </style:style>
    <style:style style:name="gr22" style:family="graphic" style:parent-style-name="standard">
      <style:graphic-properties svg:stroke-width="0.018cm" svg:stroke-color="#ffcc00" draw:marker-start-width="0.23cm" draw:marker-end-width="0.23cm" svg:stroke-opacity="50%" draw:fill-color="#ffcc00" draw:opacity="50%" draw:textarea-vertical-align="middle" draw:auto-grow-height="false" fo:min-height="0.45cm" fo:min-width="0cm" fo:padding-top="0.134cm" fo:padding-bottom="0.134cm" fo:padding-left="0.259cm" fo:padding-right="0.259cm" fo:wrap-option="wrap"/>
    </style:style>
    <style:style style:name="gr23" style:family="graphic" style:parent-style-name="objectwithoutfill">
      <style:graphic-properties svg:stroke-width="0.106cm" svg:stroke-color="#111111" draw:marker-start-width="0.361cm" draw:marker-end-width="0.361cm" draw:fill="none" draw:fill-color="#ffffff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111111" draw:marker-start-width="0.362cm" draw:marker-end-width="0.362cm" draw:fill="none" draw:fill-color="#ffffff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035cm" svg:stroke-color="#111111" draw:marker-start-width="0.256cm" draw:marker-end-width="0.256cm" draw:fill-color="#333333" draw:textarea-horizontal-align="justify" draw:textarea-vertical-align="middle" draw:auto-grow-height="false" fo:min-height="0.128cm" fo:min-width="0cm" fo:padding-top="0.143cm" fo:padding-bottom="0.143cm" fo:padding-left="0.268cm" fo:padding-right="0.268cm"/>
    </style:style>
    <style:style style:name="gr26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27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151cm" fo:min-width="0cm" fo:padding-top="0.134cm" fo:padding-bottom="0.134cm" fo:padding-left="0.259cm" fo:padding-right="0.259cm" fo:wrap-option="wrap"/>
    </style:style>
    <style:style style:name="gr28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827cm" fo:min-width="4.295cm" fo:padding-top="0.176cm" fo:padding-bottom="0.176cm" fo:padding-left="0.301cm" fo:padding-right="0.301cm"/>
    </style:style>
    <style:style style:name="gr29" style:family="graphic" style:parent-style-name="standard">
      <style:graphic-properties svg:stroke-width="0.106cm" svg:stroke-color="#111111" draw:marker-start-width="0.362cm" draw:marker-end-width="0.362cm" draw:fill-color="#cccccc" draw:textarea-horizontal-align="justify" draw:textarea-vertical-align="middle" draw:auto-grow-height="false" fo:min-height="0.477cm" fo:min-width="0.227cm" fo:padding-top="0.178cm" fo:padding-bottom="0.178cm" fo:padding-left="0.303cm" fo:padding-right="0.303cm"/>
    </style:style>
    <style:style style:name="gr30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0.537cm" fo:min-width="0cm" fo:padding-top="0.134cm" fo:padding-bottom="0.134cm" fo:padding-left="0.259cm" fo:padding-right="0.259cm" fo:wrap-option="wrap"/>
    </style:style>
    <style:style style:name="gr31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1.057cm" fo:min-width="0cm" fo:padding-top="0.134cm" fo:padding-bottom="0.134cm" fo:padding-left="0.259cm" fo:padding-right="0.259cm" fo:wrap-option="wrap"/>
    </style:style>
    <style:style style:name="gr32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0.621cm" fo:min-width="0cm" fo:padding-top="0.134cm" fo:padding-bottom="0.134cm" fo:padding-left="0.259cm" fo:padding-right="0.259cm" fo:wrap-option="wrap"/>
    </style:style>
    <style:style style:name="gr33" style:family="graphic" style:parent-style-name="standard">
      <style:graphic-properties svg:stroke-width="0.018cm" svg:stroke-color="#0066cc" draw:marker-start-width="0.23cm" draw:marker-end-width="0.23cm" svg:stroke-opacity="100%" draw:fill-color="#0066ff" draw:opacity="100%" draw:textarea-horizontal-align="justify" draw:textarea-vertical-align="middle" draw:auto-grow-height="false" fo:min-height="0.05cm" fo:min-width="0cm" fo:padding-top="0.134cm" fo:padding-bottom="0.134cm" fo:padding-left="0.259cm" fo:padding-right="0.259cm"/>
    </style:style>
    <style:style style:name="gr34" style:family="graphic" style:parent-style-name="standard">
      <style:graphic-properties svg:stroke-width="0.035cm" svg:stroke-color="#111111" draw:marker-start-width="0.256cm" draw:marker-end-width="0.256cm" draw:fill-color="#333333" draw:textarea-horizontal-align="justify" draw:textarea-vertical-align="middle" draw:auto-grow-height="false" fo:min-height="0.194cm" fo:min-width="0cm" fo:padding-top="0.143cm" fo:padding-bottom="0.143cm" fo:padding-left="0.268cm" fo:padding-right="0.268cm"/>
    </style:style>
    <style:style style:name="gr35" style:family="graphic" style:parent-style-name="standard">
      <style:graphic-properties svg:stroke-width="0.106cm" svg:stroke-color="#111111" draw:marker-start-width="0.362cm" draw:marker-end-width="0.362cm" draw:fill-color="#cccccc" draw:textarea-horizontal-align="justify" draw:textarea-vertical-align="middle" draw:auto-grow-height="false" fo:min-height="0.453cm" fo:min-width="0.203cm" fo:padding-top="0.178cm" fo:padding-bottom="0.178cm" fo:padding-left="0.303cm" fo:padding-right="0.30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 draw:fill-color="#9999cc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fill-color="#333333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="none" draw:fill-color="#ffffff"/>
      <style:text-properties style:font-name="IBM Plex Sans Text"/>
    </style:style>
    <style:style style:name="P8" style:family="paragraph">
      <loext:graphic-properties draw:fill-color="#eeeeee" draw:opacity="100%"/>
      <style:paragraph-properties fo:text-align="center"/>
    </style:style>
    <style:style style:name="P9" style:family="paragraph">
      <loext:graphic-properties draw:fill-color="#666666" draw:opacity="50%"/>
      <style:paragraph-properties fo:text-align="center"/>
    </style:style>
    <style:style style:name="P10" style:family="paragraph">
      <loext:graphic-properties draw:fill="none" draw:fill-color="#9999cc" draw:opacity="50%"/>
      <style:paragraph-properties fo:text-align="center"/>
    </style:style>
    <style:style style:name="P11" style:family="paragraph">
      <loext:graphic-properties draw:fill-color="#333333" draw:opacity="50%"/>
      <style:paragraph-properties fo:text-align="center"/>
    </style:style>
    <style:style style:name="P12" style:family="paragraph">
      <loext:graphic-properties draw:fill="none" draw:fill-color="#333333" draw:opacity="50%"/>
      <style:paragraph-properties fo:text-align="center"/>
    </style:style>
    <style:style style:name="P13" style:family="paragraph">
      <loext:graphic-properties draw:fill-color="#0066ff" draw:opacity="100%"/>
      <style:paragraph-properties fo:text-align="center"/>
    </style:style>
    <style:style style:name="P14" style:family="paragraph">
      <loext:graphic-properties draw:fill-color="#ffcc00" draw:opacity="5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000099"/>
      <style:paragraph-properties fo:text-align="center"/>
    </style:style>
    <style:style style:name="T1" style:family="text">
      <style:text-properties style:font-name="IBM Plex Sans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.889cm" svg:y="12.3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5.318cm" svg:y="8.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0.171cm" svg:y="10.5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8.207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4.805cm" svg:y="12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SpeakerLayer" svg:x1="2.724cm" svg:y1="14.462cm" svg:x2="2.724cm" svg:y2="15.732cm">
          <text:p/>
        </draw:line>
        <draw:line draw:style-name="gr3" draw:text-style-name="P3" draw:layer="SpeakerLayer" svg:x1="6.124cm" svg:y1="11.062cm" svg:x2="6.124cm" svg:y2="12.332cm">
          <text:p/>
        </draw:line>
        <draw:line draw:style-name="gr3" draw:text-style-name="P3" draw:layer="SpeakerLayer" svg:x1="15.524cm" svg:y1="14.462cm" svg:x2="15.524cm" svg:y2="15.732cm">
          <text:p/>
        </draw:line>
        <draw:line draw:style-name="gr3" draw:text-style-name="P3" draw:layer="SpeakerLayer" svg:x1="18.924cm" svg:y1="11.062cm" svg:x2="18.924cm" svg:y2="12.332cm">
          <text:p/>
        </draw:line>
        <draw:line draw:style-name="gr4" draw:text-style-name="P3" draw:layer="SpeakerLayer" svg:x1="10.924cm" svg:y1="12.662cm" svg:x2="10.924cm" svg:y2="13.932cm">
          <text:p/>
        </draw:line>
        <draw:line draw:style-name="gr3" draw:text-style-name="P3" draw:layer="SpeakerLayer" svg:x1="2.143cm" svg:y1="15.732cm" svg:x2="3.286cm" svg:y2="15.732cm">
          <text:p/>
        </draw:line>
        <draw:line draw:style-name="gr3" draw:text-style-name="P3" draw:layer="SpeakerLayer" svg:x1="14.944cm" svg:y1="15.732cm" svg:x2="16.087cm" svg:y2="15.732cm">
          <text:p/>
        </draw:line>
        <draw:line draw:style-name="gr3" draw:text-style-name="P3" draw:layer="SpeakerLayer" svg:x1="10.344cm" svg:y1="13.932cm" svg:x2="11.487cm" svg:y2="13.932cm">
          <text:p/>
        </draw:line>
        <draw:line draw:style-name="gr3" draw:text-style-name="P3" draw:layer="SpeakerLayer" svg:x1="5.544cm" svg:y1="12.332cm" svg:x2="6.687cm" svg:y2="12.332cm">
          <text:p/>
        </draw:line>
        <draw:line draw:style-name="gr3" draw:text-style-name="P3" draw:layer="SpeakerLayer" svg:x1="18.344cm" svg:y1="12.332cm" svg:x2="19.487cm" svg:y2="12.332cm">
          <text:p/>
        </draw:line>
        <draw:custom-shape draw:style-name="gr5" draw:text-style-name="P4" draw:layer="SpeakerLayer" svg:width="0.762cm" svg:height="0.762cm" svg:x="2.14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5.5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5.044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0.444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8.4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2.397cm" svg:y="1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5.7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0.698cm" svg:y="11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5.298cm" svg:y="12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8.6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SpeakerLayer" svg:x1="2.27cm" svg:y1="16.213cm" svg:x2="3.032cm" svg:y2="15.451cm">
          <text:p/>
        </draw:line>
        <draw:line draw:style-name="gr7" draw:text-style-name="P5" draw:layer="SpeakerLayer" svg:x1="5.67cm" svg:y1="12.813cm" svg:x2="6.432cm" svg:y2="12.051cm">
          <text:p/>
        </draw:line>
        <draw:line draw:style-name="gr7" draw:text-style-name="P5" draw:layer="SpeakerLayer" svg:x1="10.47cm" svg:y1="14.413cm" svg:x2="11.232cm" svg:y2="13.651cm">
          <text:p/>
        </draw:line>
        <draw:line draw:style-name="gr7" draw:text-style-name="P5" draw:layer="SpeakerLayer" svg:x1="18.47cm" svg:y1="12.813cm" svg:x2="19.232cm" svg:y2="12.051cm">
          <text:p/>
        </draw:line>
        <draw:line draw:style-name="gr7" draw:text-style-name="P5" draw:layer="SpeakerLayer" svg:x1="15.07cm" svg:y1="16.213cm" svg:x2="15.832cm" svg:y2="15.451cm">
          <text:p/>
        </draw:line>
        <draw:custom-shape draw:style-name="gr8" draw:text-style-name="P6" draw:layer="SpeakerLayer" svg:width="0.531cm" svg:height="0.968cm" draw:transform="rotate (2.3074998040617) translate (9.935cm 13.3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9" draw:text-style-name="P6" draw:layer="SpeakerLayer" svg:width="0.379cm" svg:height="0.718cm" draw:transform="rotate (2.29702782854974) translate (10.243cm 12.90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.68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.988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5.109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5.417cm 11.25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4.565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4.873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7.994cm 11.69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8.302cm 11.284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7" draw:layer="SpeakerLayer" svg:width="4.422cm" svg:height="1.179cm" svg:x="5.785cm" svg:y="6.08cm">
          <draw:text-box>
            <text:p><text:span text:style-name="T1">Virtual Space</text:span></text:p>
          </draw:text-box>
        </draw:frame>
      </draw:page>
      <draw:page draw:name="page2" draw:style-name="dp1" draw:master-page-name="Default">
        <draw:custom-shape draw:style-name="gr12" draw:text-style-name="P8" draw:layer="SpeakerLayer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.889cm" svg:y="12.3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5.318cm" svg:y="8.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0.171cm" svg:y="10.5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8.207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4.805cm" svg:y="12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0" draw:layer="SpeakerLayer" svg:x1="2.724cm" svg:y1="14.462cm" svg:x2="2.724cm" svg:y2="15.732cm">
          <text:p/>
        </draw:line>
        <draw:line draw:style-name="gr14" draw:text-style-name="P10" draw:layer="SpeakerLayer" svg:x1="6.124cm" svg:y1="11.062cm" svg:x2="6.124cm" svg:y2="12.332cm">
          <text:p/>
        </draw:line>
        <draw:line draw:style-name="gr14" draw:text-style-name="P10" draw:layer="SpeakerLayer" svg:x1="15.524cm" svg:y1="14.462cm" svg:x2="15.524cm" svg:y2="15.732cm">
          <text:p/>
        </draw:line>
        <draw:line draw:style-name="gr14" draw:text-style-name="P10" draw:layer="SpeakerLayer" svg:x1="18.924cm" svg:y1="11.062cm" svg:x2="18.924cm" svg:y2="12.332cm">
          <text:p/>
        </draw:line>
        <draw:line draw:style-name="gr14" draw:text-style-name="P10" draw:layer="SpeakerLayer" svg:x1="10.924cm" svg:y1="12.662cm" svg:x2="10.924cm" svg:y2="13.932cm">
          <text:p/>
        </draw:line>
        <draw:line draw:style-name="gr14" draw:text-style-name="P10" draw:layer="SpeakerLayer" svg:x1="2.143cm" svg:y1="15.732cm" svg:x2="3.286cm" svg:y2="15.732cm">
          <text:p/>
        </draw:line>
        <draw:line draw:style-name="gr14" draw:text-style-name="P10" draw:layer="SpeakerLayer" svg:x1="14.944cm" svg:y1="15.732cm" svg:x2="16.087cm" svg:y2="15.732cm">
          <text:p/>
        </draw:line>
        <draw:line draw:style-name="gr14" draw:text-style-name="P10" draw:layer="SpeakerLayer" svg:x1="10.344cm" svg:y1="13.932cm" svg:x2="11.487cm" svg:y2="13.932cm">
          <text:p/>
        </draw:line>
        <draw:line draw:style-name="gr14" draw:text-style-name="P10" draw:layer="SpeakerLayer" svg:x1="5.544cm" svg:y1="12.332cm" svg:x2="6.687cm" svg:y2="12.332cm">
          <text:p/>
        </draw:line>
        <draw:line draw:style-name="gr14" draw:text-style-name="P10" draw:layer="SpeakerLayer" svg:x1="18.344cm" svg:y1="12.332cm" svg:x2="19.487cm" svg:y2="12.332cm">
          <text:p/>
        </draw:line>
        <draw:custom-shape draw:style-name="gr15" draw:text-style-name="P11" draw:layer="SpeakerLayer" svg:width="0.762cm" svg:height="0.762cm" svg:x="2.14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5.5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5.044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0.444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8.4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2.397cm" svg:y="1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5.7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0.698cm" svg:y="11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5.298cm" svg:y="12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8.6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SpeakerLayer" svg:x1="2.27cm" svg:y1="16.213cm" svg:x2="3.032cm" svg:y2="15.451cm">
          <text:p/>
        </draw:line>
        <draw:line draw:style-name="gr17" draw:text-style-name="P12" draw:layer="SpeakerLayer" svg:x1="5.67cm" svg:y1="12.813cm" svg:x2="6.432cm" svg:y2="12.051cm">
          <text:p/>
        </draw:line>
        <draw:line draw:style-name="gr17" draw:text-style-name="P12" draw:layer="SpeakerLayer" svg:x1="10.47cm" svg:y1="14.413cm" svg:x2="11.232cm" svg:y2="13.651cm">
          <text:p/>
        </draw:line>
        <draw:line draw:style-name="gr17" draw:text-style-name="P12" draw:layer="SpeakerLayer" svg:x1="18.47cm" svg:y1="12.813cm" svg:x2="19.232cm" svg:y2="12.051cm">
          <text:p/>
        </draw:line>
        <draw:line draw:style-name="gr17" draw:text-style-name="P12" draw:layer="SpeakerLayer" svg:x1="15.07cm" svg:y1="16.213cm" svg:x2="15.832cm" svg:y2="15.451cm">
          <text:p/>
        </draw:line>
        <draw:custom-shape draw:style-name="gr18" draw:text-style-name="P13" draw:layer="SpeakerLayer" svg:width="0.508cm" svg:height="0.635cm" svg:x="3.44cm" svg:y="10.5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SpeakerLayer" svg:width="0.508cm" svg:height="0.635cm" svg:x="8.44cm" svg:y="8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SpeakerLayer" svg:width="0.508cm" svg:height="0.635cm" svg:x="16.64cm" svg:y="8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SpeakerLayer" svg:width="0.531cm" svg:height="0.968cm" draw:transform="rotate (2.3074998040617) translate (9.941cm 13.3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0.249cm 12.90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14" draw:layer="SpeakerLayer" svg:width="0.531cm" svg:height="0.968cm" draw:transform="rotate (2.3074998040617) translate (1.686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4" draw:layer="SpeakerLayer" svg:width="0.379cm" svg:height="0.718cm" draw:transform="rotate (2.29702782854974) translate (1.994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5.11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5.423cm 11.25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14.571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4.879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18cm 11.69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8.308cm 11.284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23" draw:text-style-name="P15" draw:layer="SpeakerLayer" svg:x1="7.985cm" svg:y1="12.684cm" svg:x2="7.985cm" svg:y2="14.589cm">
          <text:p/>
        </draw:line>
        <draw:line draw:style-name="gr24" draw:text-style-name="P15" draw:layer="SpeakerLayer" svg:x1="7.985cm" svg:y1="14.589cm" svg:x2="7.35cm" svg:y2="15.859cm">
          <text:p/>
        </draw:line>
        <draw:line draw:style-name="gr24" draw:text-style-name="P15" draw:layer="SpeakerLayer" svg:x1="7.985cm" svg:y1="14.589cm" svg:x2="8.62cm" svg:y2="15.859cm">
          <text:p/>
        </draw:line>
        <draw:line draw:style-name="gr24" draw:text-style-name="P15" draw:layer="SpeakerLayer" svg:x1="7.985cm" svg:y1="13.019cm" svg:x2="7.223cm" svg:y2="13.781cm">
          <text:p/>
        </draw:line>
        <draw:line draw:style-name="gr24" draw:text-style-name="P15" draw:layer="SpeakerLayer" svg:x1="7.985cm" svg:y1="13.025cm" svg:x2="8.747cm" svg:y2="13.66cm">
          <text:p/>
        </draw:line>
        <draw:custom-shape draw:style-name="gr25" draw:text-style-name="P4" draw:layer="SpeakerLayer" svg:width="0.635cm" svg:height="0.762cm" svg:x="8.647cm" svg:y="1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6" draw:layer="SpeakerLayer" svg:width="0.211cm" svg:height="0.207cm" draw:transform="rotate (-1.45176487180888) translate (9.15cm 13.0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6" draw:layer="SpeakerLayer" svg:width="0.211cm" svg:height="0.419cm" draw:transform="skewX (0.00244346095279206) rotate (-1.45176487180888) translate (9.295cm 12.807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8" draw:text-style-name="P7" draw:layer="SpeakerLayer" svg:width="4.897cm" svg:height="1.179cm" svg:x="5.785cm" svg:y="6.081cm">
          <draw:text-box>
            <text:p><text:span text:style-name="T1">Physical Space</text:span></text:p>
          </draw:text-box>
        </draw:frame>
        <draw:custom-shape draw:style-name="gr29" draw:text-style-name="P16" draw:layer="SpeakerLayer" svg:width="1.143cm" svg:height="1.143cm" svg:x="7.41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SpeakerLayer" svg:width="0.127cm" svg:height="0.889cm" draw:transform="rotate (1.95721222318644) translate (8.171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7.90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2" draw:text-style-name="P17" draw:layer="SpeakerLayer" svg:width="0.127cm" svg:height="0.889cm" draw:transform="rotate (1.95721222318644) translate (16.321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16.05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2" draw:text-style-name="P17" draw:layer="SpeakerLayer" svg:width="0.127cm" svg:height="0.889cm" draw:transform="rotate (1.95721222318644) translate (3.121cm 11.5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2.851cm 12.0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  <draw:page draw:name="page3" draw:style-name="dp1" draw:master-page-name="Default">
        <draw:custom-shape draw:style-name="gr12" draw:text-style-name="P8" draw:layer="SpeakerLayer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13" draw:layer="SpeakerLayer" svg:width="0.508cm" svg:height="0.635cm" svg:x="3.44cm" svg:y="10.5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3" draw:layer="SpeakerLayer" svg:width="0.508cm" svg:height="0.635cm" svg:x="8.44cm" svg:y="8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3" draw:layer="SpeakerLayer" svg:width="0.508cm" svg:height="0.635cm" svg:x="16.64cm" svg:y="8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15" draw:layer="SpeakerLayer" svg:x1="7.985cm" svg:y1="12.684cm" svg:x2="7.985cm" svg:y2="14.589cm">
          <text:p/>
        </draw:line>
        <draw:line draw:style-name="gr24" draw:text-style-name="P15" draw:layer="SpeakerLayer" svg:x1="7.985cm" svg:y1="14.589cm" svg:x2="7.35cm" svg:y2="15.859cm">
          <text:p/>
        </draw:line>
        <draw:line draw:style-name="gr24" draw:text-style-name="P15" draw:layer="SpeakerLayer" svg:x1="7.985cm" svg:y1="14.589cm" svg:x2="8.62cm" svg:y2="15.859cm">
          <text:p/>
        </draw:line>
        <draw:line draw:style-name="gr24" draw:text-style-name="P15" draw:layer="SpeakerLayer" svg:x1="7.985cm" svg:y1="13.019cm" svg:x2="7.223cm" svg:y2="13.781cm">
          <text:p/>
        </draw:line>
        <draw:line draw:style-name="gr24" draw:text-style-name="P15" draw:layer="SpeakerLayer" svg:x1="7.985cm" svg:y1="13.025cm" svg:x2="8.747cm" svg:y2="13.66cm">
          <text:p/>
        </draw:line>
        <draw:custom-shape draw:style-name="gr34" draw:text-style-name="P4" draw:layer="SpeakerLayer" svg:width="0.635cm" svg:height="0.762cm" svg:x="8.647cm" svg:y="1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6" draw:layer="SpeakerLayer" svg:width="0.211cm" svg:height="0.207cm" draw:transform="rotate (-1.45176487180888) translate (9.15cm 13.0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6" draw:layer="SpeakerLayer" svg:width="0.211cm" svg:height="0.419cm" draw:transform="skewX (0.00244346095279206) rotate (-1.45176487180888) translate (9.295cm 12.807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8" draw:text-style-name="P7" draw:layer="SpeakerLayer" svg:width="4.897cm" svg:height="1.179cm" svg:x="5.785cm" svg:y="6.081cm">
          <draw:text-box>
            <text:p><text:span text:style-name="T1">Physical Space</text:span></text:p>
          </draw:text-box>
        </draw:frame>
        <draw:custom-shape draw:style-name="gr35" draw:text-style-name="P16" draw:layer="SpeakerLayer" svg:width="1.143cm" svg:height="1.143cm" svg:x="7.41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SpeakerLayer" svg:width="0.127cm" svg:height="0.889cm" draw:transform="rotate (1.95721222318644) translate (8.171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7.90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2" draw:text-style-name="P17" draw:layer="SpeakerLayer" svg:width="0.127cm" svg:height="0.889cm" draw:transform="rotate (1.95721222318644) translate (16.321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16.05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2" draw:text-style-name="P17" draw:layer="SpeakerLayer" svg:width="0.127cm" svg:height="0.889cm" draw:transform="rotate (1.95721222318644) translate (3.121cm 11.5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17" draw:layer="SpeakerLayer" svg:width="0.289cm" svg:height="1.325cm" draw:transform="rotate (1.95721222318644) translate (2.851cm 12.0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peaker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2:04:19.241000000</meta:creation-date>
    <dc:date>2018-04-25T00:12:33.462000000</dc:date>
    <meta:editing-duration>PT50M15S</meta:editing-duration>
    <meta:editing-cycles>14</meta:editing-cycles>
    <meta:generator>LibreOffice/5.4.6.2$Windows_X86_64 LibreOffice_project/4014ce260a04f1026ba855d3b8d91541c224eab8</meta:generator>
    <meta:document-statistic meta:object-count="122"/>
  </office:meta>
</office:document-meta>
</file>